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b7d11" officeooo:paragraph-rsid="001b7d11"/>
    </style:style>
    <style:style style:name="P2" style:family="paragraph" style:parent-style-name="Standard">
      <style:paragraph-properties fo:text-align="justify" style:justify-single-word="false"/>
      <style:text-properties officeooo:rsid="001bba67" officeooo:paragraph-rsid="001bba67"/>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bba67"/>
    </style:style>
    <style:style style:name="P5" style:family="paragraph" style:parent-style-name="Text_20_body">
      <style:paragraph-properties fo:text-align="justify" style:justify-single-word="false"/>
      <style:text-properties officeooo:paragraph-rsid="001b7d11"/>
    </style:style>
    <style:style style:name="P6" style:family="paragraph" style:parent-style-name="Heading_20_2">
      <style:paragraph-properties fo:margin-left="1.4772in" fo:margin-right="0in" fo:text-align="justify" style:justify-single-word="false" fo:text-indent="0in" style:auto-text-indent="false"/>
      <style:text-properties fo:font-size="14pt" officeooo:rsid="001b7d11" officeooo:paragraph-rsid="001b7d11" style:font-size-asian="14pt"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b7d11"/>
    </style:style>
    <style:style style:name="P9" style:family="paragraph" style:parent-style-name="Text_20_body">
      <style:paragraph-properties fo:text-align="justify" style:justify-single-word="false"/>
      <style:text-properties officeooo:paragraph-rsid="00260294"/>
    </style:style>
    <style:style style:name="P10" style:family="paragraph" style:parent-style-name="Text_20_body">
      <style:paragraph-properties fo:text-align="justify" style:justify-single-word="false"/>
      <style:text-properties officeooo:rsid="00260294" officeooo:paragraph-rsid="00260294"/>
    </style:style>
    <style:style style:name="P11" style:family="paragraph" style:parent-style-name="Heading_20_2">
      <style:paragraph-properties fo:margin-left="1.4772in" fo:margin-right="0in" fo:text-align="justify" style:justify-single-word="false" fo:text-indent="0in" style:auto-text-indent="false"/>
      <style:text-properties fo:font-size="14pt" officeooo:rsid="001b7d11" officeooo:paragraph-rsid="001b7d11" style:font-size-asian="14pt" style:font-size-complex="14pt"/>
    </style:style>
    <style:style style:name="P12" style:family="paragraph" style:parent-style-name="Heading_20_2">
      <style:paragraph-properties fo:margin-left="1.9693in" fo:margin-right="0in" fo:text-align="justify" style:justify-single-word="false" fo:text-indent="0in" style:auto-text-indent="false"/>
      <style:text-properties fo:font-size="14pt" officeooo:rsid="001b7d11" officeooo:paragraph-rsid="001b7d11" style:font-size-asian="14pt" style:font-size-complex="14pt"/>
    </style:style>
    <style:style style:name="T1" style:family="text">
      <style:text-properties officeooo:rsid="001bba67"/>
    </style:style>
    <style:style style:name="T2" style:family="text">
      <style:text-properties officeooo:rsid="001cf7eb"/>
    </style:style>
    <style:style style:name="T3" style:family="text">
      <style:text-properties fo:color="#ce181e"/>
    </style:style>
    <style:style style:name="T4" style:family="text">
      <style:text-properties fo:color="#ce181e" fo:background-color="#fff200" loext:char-shading-value="0"/>
    </style:style>
    <style:style style:name="T5" style:family="text">
      <style:text-properties fo:color="#0066b3"/>
    </style:style>
    <style:style style:name="T6" style:family="text">
      <style:text-properties fo:color="#0066b3" officeooo:rsid="001d77f5"/>
    </style:style>
    <style:style style:name="T7" style:family="text">
      <style:text-properties fo:color="#0066b3" officeooo:rsid="001e42d8"/>
    </style:style>
    <style:style style:name="T8" style:family="text">
      <style:text-properties fo:color="#0066b3" style:text-underline-style="solid" style:text-underline-width="auto" style:text-underline-color="font-color"/>
    </style:style>
    <style:style style:name="T9" style:family="text">
      <style:text-properties fo:color="#000000" officeooo:rsid="001e42d8"/>
    </style:style>
    <style:style style:name="T10" style:family="text">
      <style:text-properties officeooo:rsid="001b7d11"/>
    </style:style>
    <style:style style:name="T11" style:family="text">
      <style:text-properties officeooo:rsid="00260294"/>
    </style:style>
    <style:style style:name="T1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Get and print the size of basic types</text:h>
      <text:p text:style-name="P4"><text:span text:style-name="T1">So far, we've learned about data types-- int </text:span>for storing integers, char for storing characters, and double for storing floating point numbers. And they're all pretty different from each other. And so, it stands to reason that they might take up different amounts of space in memory. So the size of the box that is used in memory to store a variable of each of these data types might vary from data type <text:span text:style-name="T2">to data type.</text:span></text:p>
      <text:p text:style-name="P4"><text:span text:style-name="T2">To try this out and to figure out how much space each of them </text:span>actually takes up, there's an operator in the C programming language called <text:span text:style-name="T4">sizeof</text:span>. space is actually expressed in bytes. Not in bits, but in bytes. Recall that <text:span text:style-name="T3">one byte is eight bits</text:span>.</text:p>
      <text:p text:style-name="P4"><text:span text:style-name="T5">printf</text:span>("<text:span text:style-name="T5">%zu\n</text:span>", sizeof(<text:span text:style-name="T6">variable</text:span><text:span text:style-name="T5">_</text:span><text:span text:style-name="T6">type </text:span><text:span text:style-name="T9">or</text:span><text:span text:style-name="T7"> variable_name</text:span>));</text:p>
      <text:p text:style-name="P2"/>
      <text:h text:style-name="P6" text:outline-level="2">Be aware of the largest possible value for an integer!</text:h>
      <text:p text:style-name="P1"/>
      <text:p text:style-name="P5"><text:span text:style-name="T10">it can't be possible to store integers of arbitrary length, given that there's </text:span>only a finite amount of space. </text:p>
      <text:p text:style-name="P5"><text:span text:style-name="T10">Integers can be positive or negative. </text:span>And if we are using 4 bytes in memory, some of the combinations of zeros and ones that we can store in those bytes will need to be interpreted as negative numbers, while others are interpreted as positive numbers. And that's exactly what we just observed. So up to a certain number-- namely, this 2147483647 number-- up to that point, those numbers are interpreted as positive. But once you add one to the binary or hexadecimal representation of those numbers, they're simply interpreted as negative numbers. This is also called the binary two's complement representation of integers that happens in the C programming language.</text:p>
      <text:p text:style-name="P3">adding large numbers, large integers. You might end up with a negative result. So if you ever have some funny addition going on on your computer, you might think to yourself, wow, I wonder if I just exceeded the largest possible integer on my system.</text:p>
      <text:p text:style-name="P3"/>
      <text:h text:style-name="P6" text:outline-level="2">Round off numbers and circumvent errors</text:h>
      <text:p text:style-name="P5"><text:span text:style-name="T10">we just learned that integers can only </text:span>be stored up to a certain largest integer that depends on your system. So it stands to reason that doubles might have a similar issue. For one, maybe there's a largest double that can be stored on a particular system, but also, the precision the number of places after the decimal point that can be stored, might also be affected.</text:p>
      <text:p text:style-name="P9"><text:span text:style-name="T11">If our system cannot store a number correctly up to a specific precision, we say that there is round-off errors. </text:span>These kinds of round off errors getting worse if you use a data type that uses less storage. So in our system, <text:span text:style-name="T8">float</text:span><text:span text:style-name="T12"> is a data type that actually uses less storage than the data type double</text:span>. But it also represents decimal numbers.</text:p>
      <text:p text:style-name="P9"><text:span text:style-name="T11">And again, 0.25 is stored accurately. </text:span>0.3 is not. Why is that happening?</text:p>
      <text:p text:style-name="P3"><text:soft-page-break/>This is happening because inside the computer, everything is stored as 0's and 1's. Numbers-- everything needs the binary system. Powers of 2 are the only possible representations and sums</text:p>
      <text:p text:style-name="P3">of powers of 2. And point 0.25 happens to be 1/4 and 1/4 is the same as 1 over 2 to the power 2,</text:p>
      <text:p text:style-name="P3">and so that number can be represented completely accurately inside the computer, because <text:span text:style-name="T3">it is based on the binary system</text:span>. However, if you try to represent 0.3 as a sum of negative powers of 2, you would need infinitely many such negative powers of 2. And since we can only store finitely many of them, there is going to be a round off error that occurs.</text:p>
      <text:p text:style-name="P10"/>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9:57:53.921242807</meta:creation-date>
    <dc:date>2019-04-05T01:52:06.769447578</dc:date>
    <meta:editing-duration>PT1H9M58S</meta:editing-duration>
    <meta:editing-cycles>3</meta:editing-cycles>
    <meta:generator>LibreOffice/6.0.7.3$Linux_X86_64 LibreOffice_project/00m0$Build-3</meta:generator>
    <meta:document-statistic meta:table-count="0" meta:image-count="0" meta:object-count="0" meta:page-count="2" meta:paragraph-count="15" meta:word-count="587" meta:character-count="3295" meta:non-whitespace-character-count="2722"/>
  </office:meta>
</office:document-meta>
</file>